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028in" table:align="left"/>
    </style:style>
    <style:style style:name="Table1.A" style:family="table-column">
      <style:table-column-properties style:column-width="0.775in"/>
    </style:style>
    <style:style style:name="Table1.B" style:family="table-column">
      <style:table-column-properties style:column-width="1.1625in"/>
    </style:style>
    <style:style style:name="Table1.C" style:family="table-column">
      <style:table-column-properties style:column-width="1.1653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2" style:family="table">
      <style:table-properties style:width="3.4153in" table:align="left"/>
    </style:style>
    <style:style style:name="Table2.A" style:family="table-column">
      <style:table-column-properties style:column-width="0.8778in"/>
    </style:style>
    <style:style style:name="Table2.B" style:family="table-column">
      <style:table-column-properties style:column-width="0.9931in"/>
    </style:style>
    <style:style style:name="Table2.C" style:family="table-column">
      <style:table-column-properties style:column-width="0.8819in"/>
    </style:style>
    <style:style style:name="Table2.D" style:family="table-column">
      <style:table-column-properties style:column-width="0.6625in"/>
    </style:style>
    <style:style style:name="Table2.1" style:family="table-row">
      <style:table-row-properties style:min-row-height="0.40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3" style:family="table">
      <style:table-properties style:width="6.1604in" table:align="left"/>
    </style:style>
    <style:style style:name="Table3.A" style:family="table-column">
      <style:table-column-properties style:column-width="0.775in"/>
    </style:style>
    <style:style style:name="Table3.H" style:family="table-column">
      <style:table-column-properties style:column-width="0.7354in"/>
    </style:style>
    <style:style style:name="Table3.1" style:family="table-row">
      <style:table-row-properties style:min-row-height="0.409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fo:padding="0.0382in" fo:border="0.5pt solid #000000"/>
    </style:style>
    <style:style style:name="Table4" style:family="table">
      <style:table-properties style:width="5.4764in" table:align="left"/>
    </style:style>
    <style:style style:name="Table4.A" style:family="table-column">
      <style:table-column-properties style:column-width="0.7743in"/>
    </style:style>
    <style:style style:name="Table4.B" style:family="table-column">
      <style:table-column-properties style:column-width="0.775in"/>
    </style:style>
    <style:style style:name="Table4.G" style:family="table-column">
      <style:table-column-properties style:column-width="0.8285in"/>
    </style:style>
    <style:style style:name="Table4.1" style:family="table-row">
      <style:table-row-properties style:min-row-height="0.40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7" style:family="table">
      <style:table-properties style:width="1.659in" table:align="left"/>
    </style:style>
    <style:style style:name="Table7.A" style:family="table-column">
      <style:table-column-properties style:column-width="0.7882in"/>
    </style:style>
    <style:style style:name="Table7.B" style:family="table-column">
      <style:table-column-properties style:column-width="0.8708in"/>
    </style:style>
    <style:style style:name="Table7.1" style:family="table-row">
      <style:table-row-properties style:min-row-height="0.409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5" style:family="table">
      <style:table-properties style:width="2.3514in" table:align="left"/>
    </style:style>
    <style:style style:name="Table5.A" style:family="table-column">
      <style:table-column-properties style:column-width="0.8479in"/>
    </style:style>
    <style:style style:name="Table5.B" style:family="table-column">
      <style:table-column-properties style:column-width="0.6889in"/>
    </style:style>
    <style:style style:name="Table5.C" style:family="table-column">
      <style:table-column-properties style:column-width="0.8146in"/>
    </style:style>
    <style:style style:name="Table5.1" style:family="table-row">
      <style:table-row-properties style:min-row-height="0.4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6" style:family="table">
      <style:table-properties style:width="1.591in" fo:margin-left="0.0313in" table:align="left"/>
    </style:style>
    <style:style style:name="Table6.A" style:family="table-column">
      <style:table-column-properties style:column-width="0.8188in"/>
    </style:style>
    <style:style style:name="Table6.B" style:family="table-column">
      <style:table-column-properties style:column-width="0.7722in"/>
    </style:style>
    <style:style style:name="Table6.1" style:family="table-row">
      <style:table-row-properties style:min-row-height="0.312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7665d" officeooo:paragraph-rsid="0007665d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7665d" officeooo:paragraph-rsid="0007665d"/>
    </style:style>
    <style:style style:name="P3" style:family="paragraph" style:parent-style-name="Table_20_Contents">
      <style:paragraph-properties fo:text-align="center" style:justify-single-word="false"/>
      <style:text-properties officeooo:rsid="0007665d" officeooo:paragraph-rsid="0007665d"/>
    </style:style>
    <style:style style:name="P4" style:family="paragraph" style:parent-style-name="Table_20_Contents">
      <style:paragraph-properties fo:text-align="center" style:justify-single-word="false"/>
      <style:text-properties officeooo:rsid="0007665d" officeooo:paragraph-rsid="0008751c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99f03" officeooo:paragraph-rsid="00099f03"/>
    </style:style>
    <style:style style:name="P6" style:family="paragraph" style:parent-style-name="Table_20_Contents">
      <style:paragraph-properties fo:text-align="center" style:justify-single-word="false"/>
      <style:text-properties officeooo:rsid="00099f03" officeooo:paragraph-rsid="00099f03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99f03" officeooo:paragraph-rsid="000b8eae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a06a9" officeooo:paragraph-rsid="000a06a9"/>
    </style:style>
    <style:style style:name="P9" style:family="paragraph" style:parent-style-name="Table_20_Contents">
      <style:paragraph-properties fo:text-align="center" style:justify-single-word="false"/>
      <style:text-properties officeooo:rsid="000a06a9" officeooo:paragraph-rsid="000a06a9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7665d" officeooo:paragraph-rsid="0007665d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99f03" officeooo:paragraph-rsid="00099f03"/>
    </style:style>
    <style:style style:name="P1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a06a9" officeooo:paragraph-rsid="000a06a9"/>
    </style:style>
    <style:style style:name="P13" style:family="paragraph" style:parent-style-name="Table_20_Contents">
      <style:paragraph-properties fo:text-align="center" style:justify-single-word="false"/>
      <style:text-properties style:text-underline-style="dash" style:text-underline-width="auto" style:text-underline-color="font-color" officeooo:rsid="0007665d" officeooo:paragraph-rsid="0008751c"/>
    </style:style>
    <style:style style:name="P14" style:family="paragraph" style:parent-style-name="Table_20_Contents">
      <style:paragraph-properties fo:text-align="center" style:justify-single-word="false"/>
      <style:text-properties style:text-underline-style="dash" style:text-underline-width="auto" style:text-underline-color="font-color" officeooo:rsid="0007665d" officeooo:paragraph-rsid="000a06a9"/>
    </style:style>
    <style:style style:name="P15" style:family="paragraph" style:parent-style-name="Table_20_Contents">
      <style:paragraph-properties fo:text-align="center" style:justify-single-word="false"/>
      <style:text-properties style:text-underline-style="dash" style:text-underline-width="auto" style:text-underline-color="font-color" officeooo:rsid="0008751c" officeooo:paragraph-rsid="0008751c"/>
    </style:style>
    <style:style style:name="P16" style:family="paragraph" style:parent-style-name="Table_20_Contents">
      <style:paragraph-properties fo:text-align="center" style:justify-single-word="false"/>
      <style:text-properties style:text-underline-style="dash" style:text-underline-width="auto" style:text-underline-color="font-color" officeooo:rsid="00099f03" officeooo:paragraph-rsid="00099f03"/>
    </style:style>
    <style:style style:name="P17" style:family="paragraph" style:parent-style-name="Table_20_Contents">
      <style:paragraph-properties fo:text-align="center" style:justify-single-word="false"/>
      <style:text-properties style:text-underline-style="dash" style:text-underline-width="auto" style:text-underline-color="font-color" officeooo:rsid="000a06a9" officeooo:paragraph-rsid="000a06a9"/>
    </style:style>
    <style:style style:name="P18" style:family="paragraph" style:parent-style-name="Table_20_Contents">
      <style:paragraph-properties fo:text-align="center" style:justify-single-word="false"/>
      <style:text-properties style:text-underline-style="dash" style:text-underline-width="auto" style:text-underline-color="font-color" officeooo:rsid="000b8eae" officeooo:paragraph-rsid="000b8eae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8eae" officeooo:paragraph-rsid="000b8eae"/>
    </style:style>
    <style:style style:name="P20" style:family="paragraph" style:parent-style-name="Table_20_Contents">
      <style:paragraph-properties fo:text-align="center" style:justify-single-word="false"/>
      <style:text-properties officeooo:rsid="000b8eae" officeooo:paragraph-rsid="000b8eae"/>
    </style:style>
    <style:style style:name="P21" style:family="paragraph">
      <style:paragraph-properties fo:text-align="center"/>
    </style:style>
    <style:style style:name="P22" style:family="paragraph">
      <loext:graphic-properties draw:fill-color="#000000"/>
      <style:paragraph-properties fo:text-align="center"/>
      <style:text-properties fo:font-size="12pt"/>
    </style:style>
    <style:style style:name="gr1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ments: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DID</text:p>
          </table:table-cell>
          <table:table-cell table:style-name="Table1.A1" office:value-type="string">
            <text:p text:style-name="P3">D_Name</text:p>
          </table:table-cell>
          <table:table-cell table:style-name="Table1.C1" office:value-type="string">
            <text:p text:style-name="P15">Prof_ID</text:p>
          </table:table-cell>
        </table:table-row>
      </table:table>
      <text:p text:style-name="P2"><draw:line text:anchor-type="paragraph" draw:z-index="0" draw:name="Line 1" draw:style-name="gr1" draw:text-style-name="P21" svg:x1="2.5244in" svg:y1="0.7228in" svg:x2="0.5382in" svg:y2="0.0311in"><text:p/></draw:line><draw:line text:anchor-type="paragraph" draw:z-index="4" draw:name="Vertical line 1" draw:style-name="gr1" draw:text-style-name="P21" svg:x1="0.3591in" svg:y1="0.2917in" svg:x2="0.3591in" svg:y2="0.0161in"><text:p/></draw:line><draw:line text:anchor-type="paragraph" draw:z-index="5" draw:name="Vertical line 2" draw:style-name="gr2" draw:text-style-name="P21" svg:x1="2.778in" svg:y1="0.0217in" svg:x2="2.778in" svg:y2="0.5579in"><text:p/></draw:line></text:p>
      <text:p text:style-name="P2"><draw:line text:anchor-type="paragraph" draw:z-index="3" draw:name="Line 4" draw:style-name="gr2" draw:text-style-name="P21" svg:x1="0.3591in" svg:y1="0.1in" svg:x2="4.9724in" svg:y2="0.1965in"><text:p/></draw:line></text:p>
      <text:p text:style-name="P2"><draw:line text:anchor-type="paragraph" draw:z-index="2" draw:name="Line 3" draw:style-name="gr2" draw:text-style-name="P21" svg:x1="4.9941in" svg:y1="1.5075in" svg:x2="4.972in" svg:y2="0.0047in"><text:p/></draw:line><draw:line text:anchor-type="paragraph" draw:z-index="6" draw:name="Line 5" draw:style-name="gr2" draw:text-style-name="P21" svg:x1="4.489in" svg:y1="0.2035in" svg:x2="2.778in" svg:y2="0.1744in"><text:p/></draw:line>Courses: </text:p>
      <text:p text:style-name="P2"><draw:line text:anchor-type="paragraph" draw:z-index="7" draw:name="Line 6" draw:style-name="gr2" draw:text-style-name="P21" svg:x1="4.489in" svg:y1="0.0118in" svg:x2="4.5043in" svg:y2="1.0535in"><text:p/></draw:lin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Course_ID</text:p>
          </table:table-cell>
          <table:table-cell table:style-name="Table2.A1" office:value-type="string">
            <text:p text:style-name="P4">CName</text:p>
          </table:table-cell>
          <table:table-cell table:style-name="Table2.A1" office:value-type="string">
            <text:p text:style-name="P13">DID</text:p>
          </table:table-cell>
          <table:table-cell table:style-name="Table2.D1" office:value-type="string">
            <text:p text:style-name="P15">Prof_ID</text:p>
          </table:table-cell>
        </table:table-row>
      </table:table>
      <text:p text:style-name="P2"><draw:line text:anchor-type="paragraph" draw:z-index="1" draw:name="Line 2" draw:style-name="gr1" draw:text-style-name="P21" svg:x1="3.2012in" svg:y1="0.0398in" svg:x2="0.5602in" svg:y2="0.7315in"><text:p/></draw:line><draw:line text:anchor-type="paragraph" draw:z-index="20" draw:name="Vertical line 4" draw:style-name="gr1" draw:text-style-name="P21" svg:x1="0.4929in" svg:y1="0.3382in" svg:x2="0.4929in" svg:y2="0.0402in"><text:p/></draw:line></text:p>
      <text:p text:style-name="P2"><draw:path text:anchor-type="paragraph" draw:z-index="19" draw:name="Bézier curve 5" draw:style-name="gr2" draw:text-style-name="P21" svg:width="6.4965in" svg:height="3.1091in" draw:transform="rotate (-0.002792526803191) translate (0.493291972600199in 0.0611729355065784in)" svg:viewBox="0 0 16502 7898" svg:d="M3311 7898c13229 0 13191 0 13191 0l-135-7898-16348 215h-19"><text:p/></draw:path></text:p>
      <text:p text:style-name="P2"><draw:line text:anchor-type="paragraph" draw:z-index="8" draw:name="Line 7" draw:style-name="gr2" draw:text-style-name="P21" svg:x1="4.5043in" svg:y1="0.0626in" svg:x2="1.0362in" svg:y2="0.0634in"><text:p/></draw:line><draw:line text:anchor-type="paragraph" draw:z-index="9" draw:name="Line 8" draw:style-name="gr1" draw:text-style-name="P21" svg:x1="1.0358in" svg:y1="0.0634in" svg:x2="0.4484in" svg:y2="0.3614in"><text:p/></draw:line>Professors: </text:p>
      <text:p text:style-name="P2"/>
      <table:table table:name="Table3" table:style-name="Table3">
        <table:table-column table:style-name="Table3.A" table:number-columns-repeated="7"/>
        <table:table-column table:style-name="Table3.H"/>
        <table:table-row table:style-name="Table3.1">
          <table:table-cell table:style-name="Table3.A1" office:value-type="string">
            <text:p text:style-name="P10">Prof_ID</text:p>
          </table:table-cell>
          <table:table-cell table:style-name="Table3.A1" office:value-type="string">
            <text:p text:style-name="P3">FirstN</text:p>
          </table:table-cell>
          <table:table-cell table:style-name="Table3.A1" office:value-type="string">
            <text:p text:style-name="P3">LastN</text:p>
          </table:table-cell>
          <table:table-cell table:style-name="Table3.A1" office:value-type="string">
            <text:p text:style-name="P3">DB</text:p>
          </table:table-cell>
          <table:table-cell table:style-name="Table3.A1" office:value-type="string">
            <text:p text:style-name="P3">Gender</text:p>
          </table:table-cell>
          <table:table-cell table:style-name="Table3.A1" office:value-type="string">
            <text:p text:style-name="P3">Rank</text:p>
          </table:table-cell>
          <table:table-cell table:style-name="Table3.A1" office:value-type="string">
            <text:p text:style-name="P13">DID</text:p>
          </table:table-cell>
          <table:table-cell table:style-name="Table3.H1" office:value-type="string">
            <text:p text:style-name="P20">Join_D</text:p>
          </table:table-cell>
        </table:table-row>
      </table:table>
      <text:p text:style-name="P2"><draw:line text:anchor-type="paragraph" draw:z-index="10" draw:name="Line 9" draw:style-name="gr1" draw:text-style-name="P21" svg:x1="5.0398in" svg:y1="0.7244in" svg:x2="0.4709in" svg:y2="0.1071in"><text:p/></draw:line><draw:line text:anchor-type="paragraph" draw:z-index="14" draw:name="Vertical line 3" draw:style-name="gr1" draw:text-style-name="P21" svg:x1="0.2701in" svg:y1="0.3181in" svg:x2="0.2701in" svg:y2="0.0201in"><text:p/></draw:line></text:p>
      <text:p text:style-name="P2"><draw:path text:anchor-type="paragraph" draw:z-index="13" draw:name="Bézier curve 3" draw:style-name="gr2" draw:text-style-name="P21" svg:width="6.4291in" svg:height="4.1346in" draw:transform="skewX (-0.00226892802759263) rotate (-0.0043633231299858) translate (0.270138888888889in 0.126388888888889in)" svg:viewBox="0 0 16331 10503" svg:d="M3859 10447c12264 0 12472 56 12472 56l-267-10183-16064-320"><text:p/></draw:path></text:p>
      <text:p text:style-name="P5">Students: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column table:style-name="Table4.A"/>
        <table:table-column table:style-name="Table4.G"/>
        <table:table-row table:style-name="Table4.1">
          <table:table-cell table:style-name="Table4.A1" office:value-type="string">
            <text:p text:style-name="P11">S_ID</text:p>
          </table:table-cell>
          <table:table-cell table:style-name="Table4.A1" office:value-type="string">
            <text:p text:style-name="P6">Gender</text:p>
          </table:table-cell>
          <table:table-cell table:style-name="Table4.A1" office:value-type="string">
            <text:p text:style-name="P6">First_N</text:p>
          </table:table-cell>
          <table:table-cell table:style-name="Table4.A1" office:value-type="string">
            <text:p text:style-name="P6">Last_N</text:p>
          </table:table-cell>
          <table:table-cell table:style-name="Table4.A1" office:value-type="string">
            <text:p text:style-name="P6">DB</text:p>
          </table:table-cell>
          <table:table-cell table:style-name="Table4.A1" office:value-type="string">
            <text:p text:style-name="P6">Y_O_E</text:p>
          </table:table-cell>
          <table:table-cell table:style-name="Table4.G1" office:value-type="string">
            <text:p text:style-name="P16">Prof_ID</text:p>
          </table:table-cell>
        </table:table-row>
      </table:table>
      <text:p text:style-name="P5"><draw:path text:anchor-type="paragraph" draw:z-index="18" draw:name="Bézier curve 4" draw:style-name="gr2" draw:text-style-name="P21" svg:width="0.4248in" svg:height="0.3469in" draw:transform="skewX (-0.448724150687742) rotate (-0.746477321077976) translate (-0.074222677446912in 0.0391620283150139in)" svg:viewBox="0 0 1080 882" svg:d="M1080 848c-991 2-1041 34-1041 34l116-882 111 156c0 0-86-147-111-156-25-7-107 93-107 93l-48 82"><text:p/></draw:path></text:p>
      <text:p text:style-name="P5"/>
      <text:p text:style-name="P19">Students_Course: </text:p>
      <text:p text:style-name="P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8"><draw:line text:anchor-type="paragraph" draw:z-index="15" draw:name="Horizontal line 1" draw:style-name="gr3" draw:text-style-name="P21" svg:x1="-0.0035in" svg:y1="0.248in" svg:x2="0.6902in" svg:y2="0.248in"><text:p/></draw:line><draw:line text:anchor-type="paragraph" draw:z-index="16" draw:name="Horizontal line 3" draw:style-name="gr3" draw:text-style-name="P21" svg:x1="0.8445in" svg:y1="0.248in" svg:x2="1.5382in" svg:y2="0.248in"><text:p/></draw:line>S_ID</text:p>
          </table:table-cell>
          <table:table-cell table:style-name="Table7.B1" office:value-type="string">
            <text:p text:style-name="P18">Course_ID</text:p>
          </table:table-cell>
        </table:table-row>
      </table:table>
      <text:p text:style-name="P7"/>
      <text:p text:style-name="P7"/>
      <text:p text:style-name="P8">Research_Projects: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Project_ID</text:p>
          </table:table-cell>
          <table:table-cell table:style-name="Table5.A1" office:value-type="string">
            <text:p text:style-name="P9">P_Name</text:p>
          </table:table-cell>
          <table:table-cell table:style-name="Table5.C1" office:value-type="string">
            <text:p text:style-name="P9">Budget</text:p>
          </table:table-cell>
        </table:table-row>
      </table:table>
      <text:p text:style-name="P8"><draw:path text:anchor-type="paragraph" draw:z-index="12" draw:name="Bézier curve 2" draw:style-name="gr2" draw:text-style-name="P21" svg:width="0.385in" svg:height="0.3in" draw:transform="skewX (-0.255865268342369) rotate (-0.62796946486756) translate (-0.0450860329279588in 0.0293935600943832in)" svg:viewBox="0 0 979 763" svg:d="M979 734c-899 1-944 29-944 29l105-763 101 135c0 0-78-128-101-135-22-6-96 80-96 80l-44 72"><text:p/></draw:path><draw:path text:anchor-type="paragraph" draw:z-index="17" draw:name="Bézier curve 1" draw:style-name="gr2" draw:text-style-name="P21" svg:width="0.385in" svg:height="0.3in" draw:transform="skewX (-0.255865268342369) rotate (-0.62796946486756) translate (-0.0450860329279588in 0.0293935600943832in)" svg:viewBox="0 0 979 763" svg:d="M979 734c-899 1-944 29-944 29l105-763 101 135c0 0-78-128-101-135-22-6-96 80-96 80l-44 72"><text:p/></draw:path></text:p>
      <text:p text:style-name="P8">Prof_Projects:</text:p>
      <text:p text:style-name="P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draw:line text:anchor-type="paragraph" draw:z-index="11" draw:name="Horizontal line 2" draw:style-name="gr4" draw:text-style-name="P22" svg:x1="0.0031in" svg:y1="0.2181in" svg:x2="0.6976in" svg:y2="0.2181in"><text:p/></draw:line>Project_ID</text:p>
          </table:table-cell>
          <table:table-cell table:style-name="Table6.B1" office:value-type="string">
            <text:p text:style-name="P14">Prof_I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291in" fo:margin-right="0.2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23:38:53.142274178</meta:creation-date>
    <dc:date>2024-11-10T06:45:46.573818453</dc:date>
    <meta:editing-duration>PT56M43S</meta:editing-duration>
    <meta:editing-cycles>3</meta:editing-cycles>
    <meta:generator>LibreOffice/24.2.6.2$Linux_X86_64 LibreOffice_project/420$Build-2</meta:generator>
    <meta:document-statistic meta:table-count="7" meta:image-count="0" meta:object-count="0" meta:page-count="1" meta:paragraph-count="36" meta:word-count="36" meta:character-count="260" meta:non-whitespace-character-count="256"/>
  </office:meta>
</office:document-meta>
</file>